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4db1" officeooo:paragraph-rsid="00134db1"/>
    </style:style>
    <style:style style:name="P2" style:family="paragraph" style:parent-style-name="Standard">
      <style:text-properties officeooo:rsid="0014aa14" officeooo:paragraph-rsid="0014aa14"/>
    </style:style>
    <style:style style:name="P3" style:family="paragraph" style:parent-style-name="Standard">
      <style:text-properties officeooo:rsid="0016311e" officeooo:paragraph-rsid="0016311e"/>
    </style:style>
    <style:style style:name="P4" style:family="paragraph" style:parent-style-name="Standard">
      <style:text-properties officeooo:rsid="00177ebb" officeooo:paragraph-rsid="00177ebb"/>
    </style:style>
    <style:style style:name="P5" style:family="paragraph" style:parent-style-name="Standard">
      <style:text-properties officeooo:rsid="001957f8" officeooo:paragraph-rsid="001957f8"/>
    </style:style>
    <style:style style:name="P6" style:family="paragraph" style:parent-style-name="Standard">
      <style:text-properties officeooo:rsid="001a042c" officeooo:paragraph-rsid="001a042c"/>
    </style:style>
    <style:style style:name="P7" style:family="paragraph" style:parent-style-name="Standard">
      <style:text-properties fo:font-weight="bold" officeooo:rsid="001a042c" officeooo:paragraph-rsid="001a042c" style:font-weight-asian="bold" style:font-weight-complex="bold"/>
    </style:style>
    <style:style style:name="P8" style:family="paragraph" style:parent-style-name="Standard">
      <style:text-properties fo:font-weight="bold" officeooo:rsid="001bf6fe" officeooo:paragraph-rsid="001bf6fe" style:font-weight-asian="bold" style:font-weight-complex="bold"/>
    </style:style>
    <style:style style:name="P9" style:family="paragraph" style:parent-style-name="Standard">
      <style:text-properties fo:font-weight="bold" officeooo:rsid="001d3aab" officeooo:paragraph-rsid="001d3aab" style:font-weight-asian="bold" style:font-weight-complex="bold"/>
    </style:style>
    <style:style style:name="P10" style:family="paragraph" style:parent-style-name="Standard">
      <style:text-properties fo:font-weight="bold" officeooo:rsid="001e45e1" officeooo:paragraph-rsid="001e45e1" style:font-weight-asian="bold" style:font-weight-complex="bold"/>
    </style:style>
    <style:style style:name="T1" style:family="text">
      <style:text-properties officeooo:rsid="00177eb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f6f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s to improve collaboration process</text:p>
      <text:p text:style-name="P1">trello</text:p>
      <text:p text:style-name="P1">email newsletter</text:p>
      <text:p text:style-name="P2">bunch of links to any information that you might need</text:p>
      <text:p text:style-name="P2">resource manager – google drive</text:p>
      <text:p text:style-name="P2">essentials</text:p>
      <text:p text:style-name="P2"/>
      <text:p text:style-name="P2">file types</text:p>
      <text:p text:style-name="P2">get started <text:span text:style-name="T1">- manuals</text:span></text:p>
      <text:p text:style-name="P2"/>
      <text:p text:style-name="P3">project tracking <text:s/>- so we know who’s on what project</text:p>
      <text:p text:style-name="P3"/>
      <text:p text:style-name="P4">something that explains what the club does</text:p>
      <text:p text:style-name="P4"/>
      <text:p text:style-name="P4">bios and contact information for members</text:p>
      <text:p text:style-name="P4"/>
      <text:p text:style-name="P4">a system where project managers update each week what’s been going on</text:p>
      <text:p text:style-name="P4"/>
      <text:p text:style-name="P4">get involved – events, upcoming events, calendar, works, that we’re working on, </text:p>
      <text:p text:style-name="P4">members – forum type of thing, sotires</text:p>
      <text:p text:style-name="P4"/>
      <text:p text:style-name="P4">setting up your own chapter</text:p>
      <text:p text:style-name="P4">join – jobs for other schools, and how to start your own chapter</text:p>
      <text:p text:style-name="P4"/>
      <text:p text:style-name="P5">events carousel aisec</text:p>
      <text:p text:style-name="P5"/>
      <text:p text:style-name="P6">upcoming events instead of featured events</text:p>
      <text:p text:style-name="P6"/>
      <text:p text:style-name="P7">Resources</text:p>
      <text:p text:style-name="P7"><text:span text:style-name="T2">dev focused</text:span></text:p>
      <text:p text:style-name="P7"><text:span text:style-name="T2">get started</text:span></text:p>
      <text:p text:style-name="P7"><text:span text:style-name="T2">uxdesign.cc</text:span></text:p>
      <text:p text:style-name="P7"><text:span text:style-name="T2"/></text:p>
      <text:p text:style-name="P7"><text:span text:style-name="T2">Project Specific Resources</text:span></text:p>
      <text:p text:style-name="P7"><text:span text:style-name="T2"/></text:p>
      <text:p text:style-name="P7"><text:span text:style-name="T2">Portfolio</text:span></text:p>
      <text:p text:style-name="P7"><text:span text:style-name="T2">- A card with social media links, bio, what they worked on, short description, skills, a title, majors, graduation year, </text:span><text:span text:style-name="T3">links to their actual portfolio site</text:span></text:p>
      <text:p text:style-name="P7"><text:span text:style-name="T2"/></text:p>
      <text:p text:style-name="P7"><text:span text:style-name="T2">Alumni type thing</text:span></text:p>
      <text:p text:style-name="P7"><text:span text:style-name="T2"/></text:p>
      <text:p text:style-name="P8"><text:span text:style-name="T2">Replace Chapters with Join Us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Abe</text:span></text:p>
      <text:p text:style-name="P9"><text:span text:style-name="T2">Team projects not depending on your skillset but depending on your availablility</text:span></text:p>
      <text:p text:style-name="P9"><text:span text:style-name="T2"/></text:p>
      <text:p text:style-name="P9"><text:span text:style-name="T2">Breaking into groups those groups have a second meeting</text:span></text:p>
      <text:p text:style-name="P9"><text:span text:style-name="T2">And having groups meet up at a specific time</text:span></text:p>
      <text:p text:style-name="P9"><text:span text:style-name="T2"/></text:p>
      <text:p text:style-name="P9"><text:span text:style-name="T2">Manipulating people into getting people into small groups</text:span></text:p>
      <text:p text:style-name="P9"><text:span text:style-name="T2"/></text:p>
      <text:p text:style-name="P9"><text:span text:style-name="T2">Pairing / mentor program</text:span></text:p>
      <text:p text:style-name="P10"><text:span text:style-name="T2">Groups of 3</text:span></text:p>
      <text:p text:style-name="P10"><text:span text:style-name="T2"/></text:p>
      <text:p text:style-name="P10"><text:span text:style-name="T2">Designer and two devs, + project manager</text:span></text:p>
      <text:p text:style-name="P10"><text:span text:style-name="T2"/></text:p>
      <text:p text:style-name="P10"><text:span text:style-name="T2">bringing food to the second meeting</text:span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5:54:28.500710687</meta:creation-date>
    <dc:date>2017-12-01T17:10:47.672705855</dc:date>
    <meta:editing-duration>PT55M55S</meta:editing-duration>
    <meta:editing-cycles>7</meta:editing-cycles>
    <meta:generator>LibreOffice/5.3.7.2.0$Linux_X86_64 LibreOffice_project/30m0$Build-2</meta:generator>
    <meta:document-statistic meta:table-count="0" meta:image-count="0" meta:object-count="0" meta:page-count="2" meta:paragraph-count="36" meta:word-count="210" meta:character-count="1293" meta:non-whitespace-character-count="1113"/>
  </office:meta>
</office:document-meta>
</file>